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75H06M57.904S" calcext:value-type="time">
            <text:p>275:06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16H00M57.037S" calcext:value-type="time">
            <text:p>16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08:10:56.5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16T15:17:13.170000000</dc:date>
    <dc:creator>Benjamin Laws</dc:creator>
    <meta:editing-duration>P10DT17H45M37S</meta:editing-duration>
    <meta:editing-cycles>295</meta:editing-cycles>
    <meta:generator>LibreOffice/7.1.8.1$Windows_X86_64 LibreOffice_project/e1f30c802c3269a1d052614453f260e49458c82c</meta:generator>
    <meta:document-statistic meta:table-count="2" meta:cell-count="513" meta:object-count="0"/>
  </office:meta>
</office:document-meta>
</file>